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3.3cm"/>
      <style:paragraph-properties style:writing-mode="lr-tb"/>
    </style:style>
    <style:style style:name="gr2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2.1cm"/>
      <style:paragraph-properties style:writing-mode="lr-tb"/>
    </style:style>
    <style:style style:name="gr3" style:family="graphic" style:parent-style-name="standard">
      <style:graphic-properties svg:stroke-color="#333333" draw:fill-color="#ffffff" draw:textarea-horizontal-align="justify" draw:textarea-vertical-align="middle" draw:auto-grow-height="false" fo:min-height="0.25cm" fo:min-width="2.4cm"/>
      <style:paragraph-properties style:writing-mode="lr-tb"/>
    </style:style>
    <style:style style:name="gr4" style:family="graphic" style:parent-style-name="standard">
      <style:graphic-properties svg:stroke-color="#666666" draw:marker-end="CF_20_Many" draw:marker-end-width="0.2cm" draw:textarea-vertical-align="middle"/>
      <style:paragraph-properties style:writing-mode="lr-tb"/>
    </style:style>
    <style:style style:name="gr5" style:family="graphic" style:parent-style-name="standard">
      <style:graphic-properties svg:stroke-color="#666666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8cm" svg:height="0.5cm" svg:x="2.1cm" svg:y="2.4cm">
          <draw:glue-point draw:id="4" svg:x="5cm" svg:y="-3cm"/>
          <draw:glue-point draw:id="5" svg:x="5cm" svg:y="3cm"/>
          <text:p text:style-name="P1">InvoiceWithLin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2.6cm" svg:height="0.5cm" svg:x="7cm" svg:y="3.1cm">
          <text:p text:style-name="P1">Custom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9cm" svg:height="0.5cm" svg:x="7cm" svg:y="2.4cm">
          <text:p text:style-name="P1">InvoiceLine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5.9cm" svg:y1="2.65cm" svg:x2="7cm" svg:y2="2.65cm" draw:start-shape="id1" draw:start-glue-point="1" draw:end-shape="id2" draw:end-glue-point="3" svg:d="M5900 2650h1100" svg:viewBox="0 0 1101 1">
          <text:p text:style-name="P3"><text:span text:style-name="T1"><text:s text:c="3"/></text:span><text:span text:style-name="T1">0..n</text:span></text:p>
          <text:p text:style-name="P3"><text:span text:style-name="T2"><text:s/></text:span></text:p>
          <text:p text:style-name="P3"><text:span text:style-name="T1"/></text:p>
        </draw:connector>
        <draw:connector draw:style-name="gr5" draw:text-style-name="P4" draw:layer="layout" draw:type="line" svg:x1="5.9cm" svg:y1="2.8cm" svg:x2="7cm" svg:y2="3.35cm" draw:start-shape="id1" draw:start-glue-point="5" draw:end-shape="id3" draw:end-glue-point="3" svg:d="M5900 2800l1100 550" svg:viewBox="0 0 1101 551">
          <text:p text:style-name="P3"><text:span text:style-name="T1"/></text:p>
          <text:p text:style-name="P3"><text:span text:style-name="T1"/></text:p>
          <text:p text:style-name="P3"><text:span text:style-name="T1"><text:s text:c="4"/></text:span><text:span text:style-name="T1">0..1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F_20_Many" draw:display-name="CF Many" svg:viewBox="0 0 3000 3000" svg:d="M1500 30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2T09:55:26.919382995</meta:creation-date>
    <dc:date>2024-01-12T13:38:05.305716160</dc:date>
    <meta:editing-duration>PT3H34M59S</meta:editing-duration>
    <meta:editing-cycles>3</meta:editing-cycles>
    <meta:generator>LibreOffice/6.4.5.2$Linux_X86_64 LibreOffice_project/40$Build-2</meta:generator>
    <meta:document-statistic meta:object-count="5"/>
  </office:meta>
</office:document-meta>
</file>